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79H21M57.204051S" calcext:value-type="time">
            <text:p>1179:2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3H31M27.596S" calcext:value-type="time">
            <text:p>03:31</text:p>
          </table:table-cell>
          <table:table-cell table:style-name="ce3"/>
          <table:table-cell office:value-type="string" calcext:value-type="string">
            <text:p>Room one-way loop cleanup, pathfinding aerial suppor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11H32M02.012S" calcext:value-type="time">
            <text:p>11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07:54:44.6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30T16:17:01.086000000</dc:date>
    <meta:editing-duration>P52DT5H55M43S</meta:editing-duration>
    <meta:editing-cycles>1372</meta:editing-cycles>
    <meta:generator>LibreOffice/7.2.6.2$Windows_X86_64 LibreOffice_project/b0ec3a565991f7569a5a7f5d24fed7f52653d754</meta:generator>
    <meta:document-statistic meta:table-count="2" meta:cell-count="1700" meta:object-count="0"/>
  </office:meta>
</office:document-meta>
</file>